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47fe3"/>
    </style:style>
    <style:style style:name="T3" style:family="text">
      <style:text-properties officeooo:rsid="001586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3">6de9(not5)</text:span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2T09:36:52.276749527</dc:date>
    <meta:editing-duration>PT14M19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84" meta:non-whitespace-character-count="355"/>
  </office:meta>
</office:document-meta>
</file>